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officeooo:rsid="001e49ec"/>
    </style:style>
    <style:style style:name="T2" style:family="text">
      <style:text-properties officeooo:rsid="001e64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text:span text:style-name="T1">10</text:span>: The <text:span text:style-name="T1">ROM</text:span></text:h>
      <text:p text:style-name="Normal">[Title Slide]</text:p>
      <text:p text:style-name="Normal">Hi, there! This is Matt Heffernan. Welcome back to my channel. This is the ni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text:span text:style-name="T2">and how each instruction for the Z80 works. </text:span></text:p>
      <text:p text:style-name="Normal">[cut to slide 2 – <text:span text:style-name="T1">Memory Map</text:span>]</text:p>
      <text:p text:style-name="Normal"/>
      <text:p text:style-name="Normal">[cut to slide 12 – example program]</text:p>
      <text:p text:style-name="Normal">We’ll get into all of that interrupt stuff in depth another time, so this episode’s example program is going to focus on those earlier instructions, which will allow us to do a decimal addition and then search the code for the placement of some no-ops.</text:p>
      <text:p text:style-name="Normal">Let’s get into the code right now.</text:p>
      <text:p text:style-name="P1"/>
      <text:p text:style-name="Normal">[cut to Atom, rest.asm zoomed to 25 lines]</text:p>
      <text:p text:style-name="Normal">As usual, we start our assembly code file by specifying the 48k Spectrum as our target machine and beginning our code at hex 8000. </text:p>
      <text:p text:style-name="Normal"/>
      <text:p text:style-name="Normal">We’ll deploy this code by generating a snapshot named “r<text:span text:style-name="T1">om</text:span>.sna”, and to do this, we have a build script.</text:p>
      <text:p text:style-name="Normal">[switch to build.sh tab]</text:p>
      <text:p text:style-name="Normal">We just call sjasmplus with the --lst option to generate a machine code listing and then pass it the name of our assembly file, r<text:span text:style-name="T1">om</text:span>.asm. Now let’s go to the terminal and run it.</text:p>
      <text:p text:style-name="Normal">[cut to terminal]</text:p>
      <text:p text:style-name="Normal">We run build.sh… and then do a directory listing and see that the r<text:span text:style-name="T1">om</text:span>.sna snapshot file is there. So let’s load it into the emulator.</text:p>
      <text:p text:style-name="Normal">[cut to emulator]</text:p>
      <text:p text:style-name="Normal">We’re using Fuse again, so we hit F3 and select r<text:span text:style-name="T1">om</text:span>.sna and let it run. </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title/>
    <dc:description/>
    <dc:subject/>
    <meta:initial-creator>MATTHEW HEFFERNAN</meta:initial-creator>
    <meta:creation-date>2021-11-30T21:10:00Z</meta:creation-date>
    <dc:date>2022-02-17T10:32:25.087285103</dc:date>
    <meta:editing-cycles>61</meta:editing-cycles>
    <meta:editing-duration>PT12H6M49S</meta:editing-duration>
    <meta:document-statistic meta:table-count="0" meta:image-count="0" meta:object-count="0" meta:page-count="2" meta:paragraph-count="20" meta:word-count="464" meta:character-count="2546" meta:non-whitespace-character-count="2098"/>
    <meta:template xlink:type="simple" xlink:actuate="onRequest" xlink:title="" xlink:href="../../Lesson9/Lesson9_Script.odt/Normal.dotm"/>
  </office:meta>
</office:document-meta>
</file>